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04cm"/>
    </style:style>
    <style:style style:name="co2" style:family="table-column">
      <style:table-column-properties fo:break-before="auto" style:column-width="2.937cm"/>
    </style:style>
    <style:style style:name="co3" style:family="table-column">
      <style:table-column-properties fo:break-before="auto" style:column-width="2.826cm"/>
    </style:style>
    <style:style style:name="co4" style:family="table-column">
      <style:table-column-properties fo:break-before="auto" style:column-width="3.101cm"/>
    </style:style>
    <style:style style:name="co5" style:family="table-column">
      <style:table-column-properties fo:break-before="auto" style:column-width="2.88cm"/>
    </style:style>
    <style:style style:name="co6" style:family="table-column">
      <style:table-column-properties fo:break-before="auto" style:column-width="8.481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PageStyle_5f_MC-PO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00b0f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4" style:family="table-cell" style:parent-style-name="Default" style:data-style-name="N2">
      <style:table-cell-properties style:rotation-align="none"/>
    </style:style>
    <style:style style:name="ce5" style:family="table-cell" style:parent-style-name="Default" style:data-style-name="N2">
      <style:table-cell-properties fo:background-color="#00b0f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0" style:family="table-cell" style:parent-style-name="Default" style:data-style-name="N4">
      <style:table-cell-properties style:rotation-align="none"/>
    </style:style>
    <style:style style:name="ce11" style:family="table-cell" style:parent-style-name="Default" style:data-style-name="N4">
      <style:table-cell-properties fo:background-color="#00b0f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 style:data-style-name="N144">
      <style:table-cell-properties style:rotation-align="none"/>
    </style:style>
    <style:style style:name="ce14" style:family="table-cell" style:parent-style-name="Default" style:data-style-name="N144">
      <style:table-cell-properties fo:background-color="#00b0f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 style:data-style-name="N144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fo:wrap-option="wrap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style:font-style-complex="normal" style:font-style-asian="normal" style:font-weight-complex="bold" style:font-weight-asian="bold" style:font-size-complex="11pt" style:font-size-asian="11pt" style:font-name-complex="Calibri" fo:color="#000000" style:text-position="-33% 58%" style:text-outline="false" fo:font-style="normal" style:text-line-through-type="none" style:text-underline-style="none" style:text-underline-color="font-color" fo:font-weight="bold" fo:font-size="11pt" fo:text-shadow="none"/>
    </style:style>
    <style:style style:name="T2" style:family="text">
      <style:text-properties style:font-name="Calibri" style:font-style-complex="normal" style:font-style-asian="normal" style:font-weight-complex="bold" style:font-weight-asian="bold" style:font-size-complex="11pt" style:font-size-asian="11pt" style:font-name-complex="Calibri" fo:color="#000000" style:text-outline="false" fo:font-style="normal" style:text-line-through-type="none" style:text-underline-style="none" style:text-underline-color="font-color" fo:font-weight="bold" fo:font-size="11pt" fo:text-shadow="none" style:text-position="0% 100%"/>
    </style:style>
    <style:style style:name="T3" style:family="text">
      <style:text-properties fo:text-shadow="none" style:font-name="Calibri" fo:font-size="11pt" fo:font-weight="bold" style:text-underline-style="none" style:text-underline-color="font-color" style:text-line-through-type="none" fo:font-style="normal" style:text-outline="false" style:text-position="-33% 58%" fo:color="#000000" style:font-name-complex="Calibri" style:font-size-asian="11pt" style:font-size-complex="11pt" style:font-weight-asian="bold" style:font-weight-complex="bold" style:font-style-asian="normal" style:font-style-complex="normal"/>
    </style:style>
    <style:style style:name="T4" style:family="text">
      <style:text-properties fo:text-shadow="none" style:font-name="Calibri" fo:font-size="11pt" fo:font-weight="bold" style:text-underline-style="none" style:text-underline-color="font-color" style:text-line-through-type="none" fo:font-style="normal" style:text-outline="false" fo:color="#000000" style:font-name-complex="Calibri" style:font-size-asian="11pt" style:font-size-complex="11pt" style:font-weight-asian="bold" style:font-weight-complex="bold" style:font-style-asian="normal" style:font-style-complex="normal" style:text-position="0% 100%"/>
    </style:style>
    <style:style style:name="T5" style:family="text">
      <style:text-properties fo:text-shadow="none" style:font-name="Calibri" fo:font-size="11pt" fo:font-weight="bold" style:text-underline-style="none" style:text-underline-color="font-color" style:text-line-through-type="none" fo:font-style="normal" style:text-outline="false" fo:color="#000000" style:font-name-complex="Calibri" style:font-size-asian="11pt" style:font-size-complex="11pt" style:font-weight-asian="bold" style:font-weight-complex="bold" style:font-style-asian="normal" style:font-style-complex="normal" style:text-position="-33% 58%"/>
    </style:style>
    <style:style style:name="T6" style:family="text">
      <style:text-properties style:font-name-complex="Calibri" style:font-style-complex="normal" fo:color="#000000" style:font-name="Calibri" style:font-style-asian="normal" style:font-weight-complex="normal" style:font-weight-asian="normal" style:font-size-complex="11pt" style:font-size-asian="11pt" style:text-position="0% 100%" style:text-outline="false" fo:font-style="normal" style:text-line-through-type="none" style:text-underline-style="none" style:text-underline-color="font-color" fo:font-weight="normal" fo:font-size="11pt" fo:text-shadow="none"/>
    </style:style>
    <style:style style:name="T7" style:family="text">
      <style:text-properties style:font-name-complex="Calibri" style:font-style-complex="normal" fo:color="#000000" style:font-name="Calibri" style:font-style-asian="normal" style:font-weight-complex="normal" style:font-weight-asian="normal" style:font-size-complex="11pt" style:font-size-asian="11pt" style:text-outline="false" fo:font-style="normal" style:text-line-through-type="none" style:text-underline-style="none" style:text-underline-color="font-color" fo:font-weight="normal" fo:font-size="11pt" fo:text-shadow="none" style:text-position="-33% 58%"/>
    </style:style>
    <style:style style:name="T8" style:family="text">
      <style:text-properties style:font-name-complex="Calibri" style:font-style-complex="normal" fo:color="#000000" style:font-name="Calibri" style:font-style-asian="normal" style:font-weight-complex="normal" style:font-weight-asian="normal" style:font-size-complex="11pt" style:font-size-asian="11pt" style:text-outline="false" fo:font-style="normal" style:text-line-through-type="none" style:text-underline-style="none" style:text-underline-color="font-color" fo:font-weight="normal" fo:font-size="11pt" fo:text-shadow="none" style:text-position="0% 100%"/>
    </style:style>
    <style:style style:name="T9" style:family="text">
      <style:text-properties style:font-name-complex="Calibri" style:font-name="Calibri" style:font-size-complex="11pt" style:font-size-asian="11pt" style:text-outline="false" style:text-line-through-type="none" style:text-underline-style="none" style:text-underline-color="font-color" fo:font-size="11pt" fo:text-shadow="none" style:text-position="0% 100%" fo:color="#ff0000" style:font-style-complex="italic" style:font-style-asian="italic" style:font-weight-complex="bold" style:font-weight-asian="bold" fo:font-style="italic" fo:font-weight="bold"/>
    </style:style>
    <style:style style:name="T10" style:family="text">
      <style:text-properties style:font-name-complex="Calibri" style:font-name="Calibri" style:font-size-complex="11pt" style:font-size-asian="11pt" style:text-outline="false" style:text-line-through-type="none" style:text-underline-style="none" style:text-underline-color="font-color" fo:font-size="11pt" fo:text-shadow="none" style:text-position="0% 100%" fo:color="#000000" fo:font-weight="normal" fo:font-style="normal" style:font-weight-asian="normal" style:font-weight-complex="normal" style:font-style-asian="normal" style:font-style-complex="normal"/>
    </style:style>
    <style:style style:name="T1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C-P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number-columns-repeated="2" table:default-cell-style-name="ce4"/>
        <table:table-column table:style-name="co3" table:default-cell-style-name="ce10"/>
        <table:table-column table:style-name="co4" table:default-cell-style-name="ce13"/>
        <table:table-column table:style-name="co5" table:default-cell-style-name="Default"/>
        <table:table-column table:style-name="co6" table:default-cell-style-name="Default"/>
        <table:table-column table:style-name="co1" table:number-columns-repeated="1016" table:default-cell-style-name="Default"/>
        <table:table-row table:style-name="ro1">
          <table:table-cell table:number-columns-repeated="2"/>
          <table:table-cell table:style-name="ce8" office:value-type="string" calcext:value-type="string">
            <text:p>Método Mínimos cuadrado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1" office:value-type="string" calcext:value-type="string">
            <text:p>Nº</text:p>
          </table:table-cell>
          <table:table-cell table:style-name="ce5" office:value-type="string" calcext:value-type="string">
            <text:p>X<text:span text:style-name="T1">i</text:span><text:span text:style-name="T2">(±0,5)</text:span></text:p>
          </table:table-cell>
          <table:table-cell table:style-name="ce5" office:value-type="string" calcext:value-type="string">
            <text:p>Y<text:span text:style-name="T1">i</text:span><text:span text:style-name="T2">(±0,005)</text:span></text:p>
          </table:table-cell>
          <table:table-cell table:style-name="ce5" office:value-type="string" calcext:value-type="string">
            <text:p>X<text:span text:style-name="T3">i</text:span><text:span text:style-name="T4">*Y</text:span><text:span text:style-name="T5">i</text:span></text:p>
          </table:table-cell>
          <table:table-cell table:style-name="ce11" office:value-type="string" calcext:value-type="string">
            <text:p>X<text:span text:style-name="T1">i</text:span><text:span text:style-name="T2">^2</text:span></text:p>
          </table:table-cell>
          <table:table-cell table:style-name="ce14" office:value-type="string" calcext:value-type="string">
            <text:p>(Yi-mXi-b)^2</text:p>
          </table:table-cell>
          <table:table-cell table:style-name="ce1" office:value-type="string" calcext:value-type="string">
            <text:p>(Xi - Xc)^2</text:p>
          </table:table-cell>
          <table:table-cell table:style-name="ce16"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.02796085978545" calcext:value-type="float">
            <text:p>2,02796085978545</text:p>
          </table:table-cell>
          <table:table-cell table:formula="of:=[.B5]*[.C5]" office:value-type="float" office:value="2.02796085978545" calcext:value-type="float">
            <text:p>2,03</text:p>
          </table:table-cell>
          <table:table-cell table:formula="of:=[.B5]^2" office:value-type="float" office:value="1" calcext:value-type="float">
            <text:p>1,00</text:p>
          </table:table-cell>
          <table:table-cell table:formula="of:=([.C5]-[.$I$19]*[.B5]-[.$I$20])^2" office:value-type="float" office:value="0.000000140358441269025" calcext:value-type="float">
            <text:p>0,0000</text:p>
          </table:table-cell>
          <table:table-cell table:formula="of:=([.B5]-[.$C$18])^2" office:value-type="float" office:value="0.0275669143430938" calcext:value-type="float">
            <text:p>0,027566914343094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Default" office:value-type="float" office:value="1.04139268515823" calcext:value-type="float">
            <text:p>1,04139268515823</text:p>
          </table:table-cell>
          <table:table-cell table:style-name="Default" office:value-type="float" office:value="2.04139268515822" calcext:value-type="float">
            <text:p>2,04139268515822</text:p>
          </table:table-cell>
          <table:table-cell table:formula="of:=[.B6]*[.C6]" office:value-type="float" office:value="2.12589140985929" calcext:value-type="float">
            <text:p>2,13</text:p>
          </table:table-cell>
          <table:table-cell table:formula="of:=[.B6]^2" office:value-type="float" office:value="1.08449872470107" calcext:value-type="float">
            <text:p>1,08</text:p>
          </table:table-cell>
          <table:table-cell table:formula="of:=([.C6]-[.$I$19]*[.B6]-[.$I$20])^2" office:value-type="float" office:value="0.0000594848564604626" calcext:value-type="float">
            <text:p>0,0001</text:p>
          </table:table-cell>
          <table:table-cell table:formula="of:=([.B6]-[.$C$18])^2" office:value-type="float" office:value="0.0155351759946774" calcext:value-type="float">
            <text:p>0,015535175994677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Default" office:value-type="float" office:value="1.07918124604762" calcext:value-type="float">
            <text:p>1,07918124604762</text:p>
          </table:table-cell>
          <table:table-cell table:style-name="Default" office:value-type="float" office:value="2.0733517023869" calcext:value-type="float">
            <text:p>2,0733517023869</text:p>
          </table:table-cell>
          <table:table-cell table:formula="of:=[.B7]*[.C7]" office:value-type="float" office:value="2.23752227367685" calcext:value-type="float">
            <text:p>2,24</text:p>
          </table:table-cell>
          <table:table-cell table:formula="of:=[.B7]^2" office:value-type="float" office:value="1.16463216182089" calcext:value-type="float">
            <text:p>1,16</text:p>
          </table:table-cell>
          <table:table-cell table:formula="of:=([.C7]-[.$I$19]*[.B7]-[.$I$20])^2" office:value-type="float" office:value="0.0000211688708457684" calcext:value-type="float">
            <text:p>0,0000</text:p>
          </table:table-cell>
          <table:table-cell table:formula="of:=([.B7]-[.$C$18])^2" office:value-type="float" office:value="0.00754320480425703" calcext:value-type="float">
            <text:p>0,007543204804257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Default" office:value-type="float" office:value="1.11394335230684" calcext:value-type="float">
            <text:p>1,11394335230684</text:p>
          </table:table-cell>
          <table:table-cell table:style-name="Default" office:value-type="float" office:value="2.0884904701824" calcext:value-type="float">
            <text:p>2,0884904701824</text:p>
          </table:table-cell>
          <table:table-cell table:formula="of:=[.B8]*[.C8]" office:value-type="float" office:value="2.32646007561587" calcext:value-type="float">
            <text:p>2,33</text:p>
          </table:table-cell>
          <table:table-cell table:formula="of:=[.B8]^2" office:value-type="float" office:value="1.2408697921486" calcext:value-type="float">
            <text:p>1,24</text:p>
          </table:table-cell>
          <table:table-cell table:formula="of:=([.C8]-[.$I$19]*[.B8]-[.$I$20])^2" office:value-type="float" office:value="0.00000278124378868105" calcext:value-type="float">
            <text:p>0,0000</text:p>
          </table:table-cell>
          <table:table-cell table:formula="of:=([.B8]-[.$C$18])^2" office:value-type="float" office:value="0.00271331798610624" calcext:value-type="float">
            <text:p>0,002713317986106</text:p>
          </table:table-cell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Default" office:value-type="float" office:value="1.14612803567824" calcext:value-type="float">
            <text:p>1,14612803567824</text:p>
          </table:table-cell>
          <table:table-cell table:style-name="Default" office:value-type="float" office:value="2.10380372095596" calcext:value-type="float">
            <text:p>2,10380372095596</text:p>
          </table:table-cell>
          <table:table-cell table:formula="of:=[.B9]*[.C9]" office:value-type="float" office:value="2.41122842615183" calcext:value-type="float">
            <text:p>2,41</text:p>
          </table:table-cell>
          <table:table-cell table:formula="of:=[.B9]^2" office:value-type="float" office:value="1.31360947416766" calcext:value-type="float">
            <text:p>1,31</text:p>
          </table:table-cell>
          <table:table-cell table:formula="of:=([.C9]-[.$I$19]*[.B9]-[.$I$20])^2" office:value-type="float" office:value="0.00000006193851214345" calcext:value-type="float">
            <text:p>0,0000</text:p>
          </table:table-cell>
          <table:table-cell table:formula="of:=([.B9]-[.$C$18])^2" office:value-type="float" office:value="0.000396202480046901" calcext:value-type="float">
            <text:p>0,000396202480047</text:p>
          </table:table-cell>
          <table:table-cell table:number-columns-repeated="1017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Default" office:value-type="float" office:value="1.17609125905568" calcext:value-type="float">
            <text:p>1,17609125905568</text:p>
          </table:table-cell>
          <table:table-cell table:style-name="Default" office:value-type="float" office:value="2.12450422483428" calcext:value-type="float">
            <text:p>2,12450422483428</text:p>
          </table:table-cell>
          <table:table-cell table:formula="of:=[.B10]*[.C10]" office:value-type="float" office:value="2.49861084865446" calcext:value-type="float">
            <text:p>2,50</text:p>
          </table:table-cell>
          <table:table-cell table:formula="of:=[.B10]^2" office:value-type="float" office:value="1.38319064962717" calcext:value-type="float">
            <text:p>1,38</text:p>
          </table:table-cell>
          <table:table-cell table:formula="of:=([.C10]-[.$I$19]*[.B10]-[.$I$20])^2" office:value-type="float" office:value="0.000028860342637476" calcext:value-type="float">
            <text:p>0,0000</text:p>
          </table:table-cell>
          <table:table-cell table:formula="of:=([.B10]-[.$C$18])^2" office:value-type="float" office:value="0.000101171164790569" calcext:value-type="float">
            <text:p>0,000101171164791</text:p>
          </table:table-cell>
          <table:table-cell table:number-columns-repeated="101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.20411998265592" calcext:value-type="float">
            <text:p>1,20</text:p>
          </table:table-cell>
          <table:table-cell office:value-type="float" office:value="2.13257984765974" calcext:value-type="float">
            <text:p>2,13</text:p>
          </table:table-cell>
          <table:table-cell table:formula="of:=[.B11]*[.C11]" office:value-type="float" office:value="2.56788200917641" calcext:value-type="float">
            <text:p>2,57</text:p>
          </table:table-cell>
          <table:table-cell table:formula="of:=[.B11]^2" office:value-type="float" office:value="1.44990493263129" calcext:value-type="float">
            <text:p>1,45</text:p>
          </table:table-cell>
          <table:table-cell table:formula="of:=([.C11]-[.$I$19]*[.B11]-[.$I$20])^2" office:value-type="float" office:value="0.00000126267620426356" calcext:value-type="float">
            <text:p>0,0000</text:p>
          </table:table-cell>
          <table:table-cell table:formula="of:=([.B11]-[.$C$18])^2" office:value-type="float" office:value="0.00145062805350935" calcext:value-type="float">
            <text:p>0,001450628053509</text:p>
          </table:table-cell>
          <table:table-cell table:number-columns-repeated="101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.23044892137827" calcext:value-type="float">
            <text:p>1,23</text:p>
          </table:table-cell>
          <table:table-cell office:value-type="float" office:value="2.14488541828714" calcext:value-type="float">
            <text:p>2,14</text:p>
          </table:table-cell>
          <table:table-cell table:formula="of:=[.B12]*[.C12]" office:value-type="float" office:value="2.63917194941139" calcext:value-type="float">
            <text:p>2,64</text:p>
          </table:table-cell>
          <table:table-cell table:formula="of:=[.B12]^2" office:value-type="float" office:value="1.51400454812095" calcext:value-type="float">
            <text:p>1,51</text:p>
          </table:table-cell>
          <table:table-cell table:formula="of:=([.C12]-[.$I$19]*[.B12]-[.$I$20])^2" office:value-type="float" office:value="0.00000627969742595626" calcext:value-type="float">
            <text:p>0,0000</text:p>
          </table:table-cell>
          <table:table-cell table:formula="of:=([.B12]-[.$C$18])^2" office:value-type="float" office:value="0.00414942751118902" calcext:value-type="float">
            <text:p>0,004149427511189</text:p>
          </table:table-cell>
          <table:table-cell table:number-columns-repeated="101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.25527250510331" calcext:value-type="float">
            <text:p>1,26</text:p>
          </table:table-cell>
          <table:table-cell office:value-type="float" office:value="2.16470966353988" calcext:value-type="float">
            <text:p>2,16</text:p>
          </table:table-cell>
          <table:table-cell table:formula="of:=[.B13]*[.C13]" office:value-type="float" office:value="2.71730052217305" calcext:value-type="float">
            <text:p>2,72</text:p>
          </table:table-cell>
          <table:table-cell table:formula="of:=[.B13]^2" office:value-type="float" office:value="1.57570906206834" calcext:value-type="float">
            <text:p>1,58</text:p>
          </table:table-cell>
          <table:table-cell table:formula="of:=([.C13]-[.$I$19]*[.B13]-[.$I$20])^2" office:value-type="float" office:value="0.0000194754348683872" calcext:value-type="float">
            <text:p>0,0000</text:p>
          </table:table-cell>
          <table:table-cell table:formula="of:=([.B13]-[.$C$18])^2" office:value-type="float" office:value="0.00796371224620155" calcext:value-type="float">
            <text:p>0,007963712246202</text:p>
          </table:table-cell>
          <table:table-cell table:number-columns-repeated="101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.27875360095283" calcext:value-type="float">
            <text:p>1,28</text:p>
          </table:table-cell>
          <table:table-cell office:value-type="float" office:value="2.1694098981407" calcext:value-type="float">
            <text:p>2,17</text:p>
          </table:table-cell>
          <table:table-cell table:formula="of:=[.B14]*[.C14]" office:value-type="float" office:value="2.77414071919013" calcext:value-type="float">
            <text:p>2,77</text:p>
          </table:table-cell>
          <table:table-cell table:formula="of:=[.B14]^2" office:value-type="float" office:value="1.63521077194983" calcext:value-type="float">
            <text:p>1,64</text:p>
          </table:table-cell>
          <table:table-cell table:formula="of:=([.C14]-[.$I$19]*[.B14]-[.$I$20])^2" office:value-type="float" office:value="0.00000957254633135376" calcext:value-type="float">
            <text:p>0,0000</text:p>
          </table:table-cell>
          <table:table-cell table:formula="of:=([.B14]-[.$C$18])^2" office:value-type="float" office:value="0.0127059628995959" calcext:value-type="float">
            <text:p>0,012705962899596</text:p>
          </table:table-cell>
          <table:table-cell table:number-columns-repeated="101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.30102999566398" calcext:value-type="float">
            <text:p>1,30</text:p>
          </table:table-cell>
          <table:table-cell office:value-type="float" office:value="2.18184358794477" calcext:value-type="float">
            <text:p>2,18</text:p>
          </table:table-cell>
          <table:table-cell table:formula="of:=[.B15]*[.C15]" office:value-type="float" office:value="2.83864395376327" calcext:value-type="float">
            <text:p>2,84</text:p>
          </table:table-cell>
          <table:table-cell table:formula="of:=[.B15]^2" office:value-type="float" office:value="1.69267904961742" calcext:value-type="float">
            <text:p>1,69</text:p>
          </table:table-cell>
          <table:table-cell table:formula="of:=([.C15]-[.$I$19]*[.B15]-[.$I$20])^2" office:value-type="float" office:value="0.00000502321342335455" calcext:value-type="float">
            <text:p>0,0000</text:p>
          </table:table-cell>
          <table:table-cell table:formula="of:=([.B15]-[.$C$18])^2" office:value-type="float" office:value="0.0182242235938847" calcext:value-type="float">
            <text:p>0,018224223593885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UMAS</text:p>
          </table:table-cell>
          <table:table-cell table:style-name="ce6" table:formula="of:=SUM([.B5:.B15])" office:value-type="float" office:value="12.8263615840009" calcext:value-type="float">
            <text:p>12,83</text:p>
          </table:table-cell>
          <table:table-cell table:style-name="ce6" table:formula="of:=SUM([.C5:.C15])" office:value-type="float" office:value="23.2529320788754" calcext:value-type="float">
            <text:p>23,25</text:p>
          </table:table-cell>
          <table:table-cell table:style-name="ce6" table:formula="of:=SUM([.D5:.D15])" office:value-type="float" office:value="27.164813047458" calcext:value-type="float">
            <text:p>27,16</text:p>
          </table:table-cell>
          <table:table-cell table:style-name="ce12" table:formula="of:=SUM([.E5:.E15])" office:value-type="float" office:value="15.0543091668532" calcext:value-type="float">
            <text:p>15,05</text:p>
          </table:table-cell>
          <table:table-cell table:style-name="ce15" table:formula="of:=SUM([.F5:.F15])" office:value-type="float" office:value="0.000154111178939116" calcext:value-type="float">
            <text:p>0,0002</text:p>
          </table:table-cell>
          <table:table-cell table:style-name="ce2" table:formula="of:=SUM([.G5:.G15])" office:value-type="float" office:value="0.0983499410773525" calcext:value-type="float">
            <text:p>0,098349941077353</text:p>
          </table:table-cell>
          <table:table-cell table:style-name="ce2"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MEDIAS.</text:p>
          </table:table-cell>
          <table:table-cell table:style-name="ce7" office:value-type="string" calcext:value-type="string">
            <text:p>Xc</text:p>
          </table:table-cell>
          <table:table-cell table:formula="of:=AVERAGE([.B5:.B15])" office:value-type="float" office:value="1.16603287127281" calcext:value-type="float">
            <text:p>1,17</text:p>
          </table:table-cell>
          <table:table-cell table:style-name="ce7"/>
          <table:table-cell table:number-columns-repeated="2"/>
          <table:table-cell table:style-name="ce4"/>
          <table:table-cell table:number-columns-repeated="1017"/>
        </table:table-row>
        <table:table-row table:style-name="ro3">
          <table:table-cell/>
          <table:table-cell table:style-name="ce7" office:value-type="string" calcext:value-type="string">
            <text:p>Yc</text:p>
          </table:table-cell>
          <table:table-cell table:formula="of:=AVERAGE([.C5:.C15])" office:value-type="float" office:value="2.1139029162614" calcext:value-type="float">
            <text:p>2,11</text:p>
          </table:table-cell>
          <table:table-cell table:number-columns-repeated="2"/>
          <table:table-cell office:value-type="string" calcext:value-type="string">
            <text:p>Pendiente</text:p>
          </table:table-cell>
          <table:table-cell table:style-name="ce3" office:value-type="string" calcext:value-type="string">
            <text:p>m=</text:p>
          </table:table-cell>
          <table:table-cell table:style-name="ce9" office:value-type="string" calcext:value-type="string">
            <text:p><text:span text:style-name="T6">(∑X</text:span><text:span text:style-name="T7">i</text:span><text:span text:style-name="T8">*Y</text:span><text:span text:style-name="T7">i</text:span><text:span text:style-name="T8"> -</text:span><text:span text:style-name="T9">N*</text:span><text:span text:style-name="T10"> XcYc) / (∑Xi^2 - N*Xc^2)</text:span></text:p>
          </table:table-cell>
          <table:table-cell table:formula="of:=([.D16]-[.C20]*[.C18]*[.C19])/([.E16]-[.C20]*[.C18]^2)" office:value-type="float" office:value="0.519877179946607" calcext:value-type="float">
            <text:p>0,519877179946607</text:p>
          </table:table-cell>
          <table:table-cell/>
          <table:table-cell table:style-name="ce35"/>
          <table:table-cell table:number-columns-repeated="1013"/>
        </table:table-row>
        <table:table-row table:style-name="ro2">
          <table:table-cell/>
          <table:table-cell table:style-name="ce7" office:value-type="string" calcext:value-type="string">
            <text:p>N</text:p>
          </table:table-cell>
          <table:table-cell office:value-type="float" office:value="11" calcext:value-type="float">
            <text:p>11,00</text:p>
          </table:table-cell>
          <table:table-cell table:number-columns-repeated="2"/>
          <table:table-cell office:value-type="string" calcext:value-type="string">
            <text:p>Term.indep.</text:p>
          </table:table-cell>
          <table:table-cell table:style-name="ce3" office:value-type="string" calcext:value-type="string">
            <text:p>b=</text:p>
          </table:table-cell>
          <table:table-cell office:value-type="string" calcext:value-type="string">
            <text:p>( Yc<text:span text:style-name="T11">∑Xi^2 - Xc∑XiYi ) / (∑Xi^2 - N Xc^2 )</text:span></text:p>
          </table:table-cell>
          <table:table-cell table:formula="of:=([.C19]*[.E16]-[.C18]*[.D16])/([.E16]-[.C20]*[.C18]^2)" office:value-type="float" office:value="1.50770903541907" calcext:value-type="float">
            <text:p>1,50770903541907</text:p>
          </table:table-cell>
          <table:table-cell/>
          <table:table-cell table:style-name="ce35"/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Y=mX + b</text:p>
          </table:table-cell>
          <table:table-cell/>
          <table:table-cell table:style-name="ce2" office:value-type="string" calcext:value-type="string">
            <text:p>Y = 4,576 X + 5,404</text:p>
          </table:table-cell>
          <table:table-cell table:number-columns-repeated="2"/>
          <table:table-cell table:style-name="ce36"/>
          <table:table-cell table:number-columns-repeated="1013"/>
        </table:table-row>
        <table:table-row table:style-name="ro2">
          <table:table-cell table:style-name="ce3"/>
          <table:table-cell table:number-columns-repeated="1023"/>
        </table:table-row>
        <table:table-row table:style-name="ro2">
          <table:table-cell/>
          <table:table-cell table:style-name="ce3"/>
          <table:table-cell table:style-name="ce9"/>
          <table:table-cell table:number-columns-repeated="3"/>
          <table:table-cell table:style-name="ce3" office:value-type="string" calcext:value-type="string">
            <text:p>Error m =</text:p>
          </table:table-cell>
          <table:table-cell table:style-name="ce17" office:value-type="string" calcext:value-type="string">
            <text:p>SQRT[∑(Yi-mXi-b)^2/(N-2)∑(Xi - Xc)^2]</text:p>
          </table:table-cell>
          <table:table-cell table:formula="of:=SQRT([.F16]/(([.C20]-2)*[.G16]))" office:value-type="float" office:value="0.013194980861424" calcext:value-type="float">
            <text:p>0,013194980861424</text:p>
          </table:table-cell>
          <table:table-cell table:number-columns-repeated="1015"/>
        </table:table-row>
        <table:table-row table:style-name="ro2">
          <table:table-cell/>
          <table:table-cell table:style-name="ce3"/>
          <table:table-cell table:number-columns-repeated="4"/>
          <table:table-cell table:style-name="ce3" office:value-type="string" calcext:value-type="string">
            <text:p>Error b =</text:p>
          </table:table-cell>
          <table:table-cell table:style-name="ce17" office:value-type="string" calcext:value-type="string">
            <text:p>SQRT[∑(Yi-mXi-b)^2/N*(N-2)]</text:p>
          </table:table-cell>
          <table:table-cell table:formula="of:=SQRT(([.F16]*[.E16])/(([.C20]-2)*[.C20]*[.G16]))" office:value-type="float" office:value="0.0154362867454068" calcext:value-type="float">
            <text:p>0,015436286745407</text:p>
          </table:table-cell>
          <table:table-cell table:number-columns-repeated="1015"/>
        </table:table-row>
        <table:table-row table:style-name="ro2">
          <table:table-cell/>
          <table:table-cell table:style-name="ce3"/>
          <table:table-cell table:number-columns-repeated="4"/>
          <table:table-cell table:style-name="ce3"/>
          <table:table-cell table:style-name="ce17"/>
          <table:table-cell table:number-columns-repeated="1016"/>
        </table:table-row>
        <table:table-row table:style-name="ro2">
          <table:table-cell/>
          <table:table-cell table:style-name="ce3"/>
          <table:table-cell table:number-columns-repeated="4"/>
          <table:table-cell table:style-name="ce3" office:value-type="string" calcext:value-type="string">
            <text:p>Desv.Típica =</text:p>
          </table:table-cell>
          <table:table-cell table:style-name="ce17" office:value-type="string" calcext:value-type="string">
            <text:p>SQRT(∑(Xi - Xc)^2/N)</text:p>
          </table:table-cell>
          <table:table-cell table:formula="of:=SQRT([.G16]/[.C20])" office:value-type="float" office:value="0.0945563521626378" calcext:value-type="float">
            <text:p>0,094556352162638</text:p>
          </table:table-cell>
          <table:table-cell table:number-columns-repeated="1015"/>
        </table:table-row>
        <table:table-row table:style-name="ro2">
          <table:table-cell/>
          <table:table-cell table:style-name="ce3"/>
          <table:table-cell table:number-columns-repeated="4"/>
          <table:table-cell table:style-name="ce3"/>
          <table:table-cell table:style-name="ce17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>
            <draw:frame table:end-cell-address="'MC-PO'.F43" table:end-x="3.1cm" table:end-y="0.277cm" draw:z-index="0" draw:name="Gráfico 1" draw:style-name="gr1" draw:text-style-name="P1" svg:width="16.906cm" svg:height="6.832cm" svg:x="0.212cm" svg:y="0.261cm">
              <draw:object draw:notify-on-update-of-ranges="'MC-PO'.B5:'MC-PO'.B11 'MC-PO'.C4:'MC-PO'.C4 'MC-PO'.C5:'MC-PO'.C1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loext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loext:min-decimal-places="2" number:min-integer-digits="1" number:grouping="true"/>
      <number:text> €</number:text>
    </number:number-style>
    <number:number-style style:name="N108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9P0" style:volatile="true">
      <number:number number:decimal-places="0" loext:min-decimal-places="0" number:min-integer-digits="1" number:grouping="true"/>
      <number:text>   </number:text>
    </number:number-style>
    <number:number-style style:name="N119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loext:min-decimal-places="2" number:min-integer-digits="1" number:grouping="true"/>
      <number:text>   </number:text>
    </number:number-style>
    <number:number-style style:name="N122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7P2" style:volatile="true">
      <loext:text> </loext:text>
      <loext:fill-character> </loext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1P2" style:volatile="true">
      <loext:text> </loext:text>
      <loext:fill-character> </loext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5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4">
      <number:number number:decimal-places="4" loext:min-decimal-places="4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30">00/00/0000</text:date>, <text:time style:data-style-name="N2" text:time-value="18:23:48.33185431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MC-PO" style:display-name="PageStyle_MC-P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epe Belda</meta:initial-creator>
    <meta:creation-date>2019-02-28T14:15:06</meta:creation-date>
    <dc:date>2022-08-30T18:32:50.744264292</dc:date>
    <meta:generator>LibreOffice/6.4.7.2$Linux_X86_64 LibreOffice_project/40$Build-2</meta:generator>
    <meta:editing-duration>PT8H47M30S</meta:editing-duration>
    <meta:editing-cycles>8</meta:editing-cycles>
    <meta:document-statistic meta:table-count="1" meta:cell-count="118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qrichtext" meta:value-type="string">1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2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2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force-intercept="false" chart:regression-type="linear"/>
      <style:graphic-properties draw:stroke="dash" draw:stroke-dash="msLineDash_20_1" svg:stroke-width="0.053cm" svg:stroke-color="#4472c4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6.906cm" svg:height="7.324cm" xlink:href=".." xlink:type="simple" chart:class="chart:scatter" chart:style-name="ch1">
        <chart:title svg:x="7.319cm" svg:y="0.282cm" chart:style-name="ch2">
          <text:p>Yi(±0,005)</text:p>
        </chart:title>
        <chart:plot-area chart:style-name="ch3" table:cell-range-address="'MC-PO'.B5:'MC-PO'.C11 'MC-PO'.C4:'MC-PO'.C4" chart:data-source-has-labels="row" svg:x="0.338cm" svg:y="1.227cm" svg:width="16.23cm" svg:height="5.951cm">
          <chartooo:coordinate-region svg:x="0.995cm" svg:y="1.387cm" svg:width="15.294cm" svg:height="5.373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MC-PO'.C5:'MC-PO'.C11" chart:label-cell-address="'MC-PO'.C4:'MC-PO'.C4" chart:class="chart:scatter">
            <chart:domain table:cell-range-address="'MC-PO'.B5:'MC-PO'.B11"/>
            <chart:regression-curve chart:style-name="ch7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Yi(±0,005)</text:p>
                <draw:g>
                  <svg:desc>'MC-PO'.C4:'MC-PO'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MC-PO'.B5:'MC-PO'.B11</svg:desc>
                </draw:g>
              </table:table-cell>
              <table:table-cell office:value-type="float" office:value="2.02796085978545">
                <text:p>2.02796085978545</text:p>
                <draw:g>
                  <svg:desc>'MC-PO'.C5:'MC-PO'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4139268515823">
                <text:p>1.04139268515823</text:p>
              </table:table-cell>
              <table:table-cell office:value-type="float" office:value="2.04139268515822">
                <text:p>2.041392685158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7918124604762">
                <text:p>1.07918124604762</text:p>
              </table:table-cell>
              <table:table-cell office:value-type="float" office:value="2.0733517023869">
                <text:p>2.07335170238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1394335230684">
                <text:p>1.11394335230684</text:p>
              </table:table-cell>
              <table:table-cell office:value-type="float" office:value="2.0884904701824">
                <text:p>2.08849047018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4612803567824">
                <text:p>1.14612803567824</text:p>
              </table:table-cell>
              <table:table-cell office:value-type="float" office:value="2.10380372095596">
                <text:p>2.103803720955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7609125905568">
                <text:p>1.17609125905568</text:p>
              </table:table-cell>
              <table:table-cell office:value-type="float" office:value="2.12450422483428">
                <text:p>2.124504224834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0411998265592">
                <text:p>1.20411998265592</text:p>
              </table:table-cell>
              <table:table-cell office:value-type="float" office:value="2.13257984765974">
                <text:p>2.132579847659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stroke-dash draw:name="msLineDash_20_1" draw:display-name="msLineDash 1" draw:style="round" draw:dots1="1" draw:dots1-length="100%" draw:distance="100%"/>
  </office:styles>
</office:document-styles>
</file>